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200%" fo:text-align="justify"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line-height="200%" fo:text-align="justify" style:justify-single-word="false"/>
    </style:style>
    <style:style style:name="T1" style:family="text">
      <style:text-properties fo:font-weight="bold" style:font-weight-asian="bold" style:font-weight-complex="bold"/>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ding Review #5</text:span><text:tab/><text:tab/><text:tab/><text:span text:style-name="T1">EC 522 Winter 2011</text:span><text:tab/><text:tab/> <text:s text:c="9"/><text:span text:style-name="T1">Student ID <text:s/>971-18-3385</text:span></text:p>
      <text:p text:style-name="P2"/>
      <text:p text:style-name="P4"><text:span text:style-name="T2">John Krutilla's 1967 paper, “Conservation Reconsidered” is considered seminal. <text:s/>I see why—by extending the “traditional concerns of conservation economics - the husbanding of natural resource stocks for the use of future generations,” he has outlined the basis for the economic analysis <text:s/>of sustainable development and perhaps, even laid the cornerstone for the potentially new school of ecological economics. <text:s/>In fact, this one paper touches on nearly all of the critical facets of present-day work on sustainable economic development including intergenerational equity and its relation to the discount rate <text:s/>(time preferences) and to present value calculations; <text:s/>the difference between resource commodities and resource amenities (and the lack of markets for the latter); the role of technology both in preventing the “Old Scarcity” and as institutional capital; the risk of irreversibly damaging “the rare phenomena of nature” with the subsequent loss of <text:s/>“social returns” and biodiversity; the difficulty in pricing public goods and in determining non-use value and the “option demand” value; <text:s/>the uncertainties and incompleteness of ecological science; <text:s/>the <text:s/>potential non elasticity of capital even with substantial technology (the “asymmetric implications of technology” in spite of future production requiring only generic mass and energy); and finally, the ethical implications of consumer sovereignty. <text:s/>Because each one of these topics is now an active research area, Nobel Laureate Bob Solow credits Krutilla with showing us that, “ </text:span><text:span text:style-name="Emphasis"><text:span text:style-name="T3">Putting economics to work on environmental issues is not so hard, once you see that it can be done, and how to get started. That was John Krutilla's key insight and great achievement."</text:span></text:span></text:p>
      <text:p text:style-name="P3"/>
      <text:p text:style-name="P3">Although Krutilla has one substantial omission in his analysis (that natural environments may be <text:s/>irreversibility damaged to such an extent that they actually lose their capacity to perform essential ecosystem services), he offers quite explicit actions to secure what he sees as the inevitable <text:soft-page-break/>increase in the value of natural environments. <text:s text:c="2"/>Namely, he proposes the first continental-scale Safe Minimum Standards: in North America set aside 10 million acres (“a small fraction of one-percent of the total relevant area”); do the same for aquatic habitats (presumably both freshwater and saltwater habitats); <text:s/>and make sure to pay <text:s/>“special attention to rare ecosystems.” <text:s/>His arguments for excluding these set-asides from extractive economic use are perhaps unique. <text:s text:c="2"/>Krutilla first acknowledges that technology, even future technology, will be unlikely to reproduce the natural, biogeomorphic wonders that have evolved over millenia (“Jurassic Park” is a no-go). Second, he reasons that any present point in time will use more natural capital than would be used in the future because of better technology. <text:s/>Thus, <text:s/>“it will not be possible to achieve a level of well-being in the future that would have been possible had the conversion of natural environments been retarded.” <text:s/>This is an appeal to the morals of bequests. <text:s/>But perhaps most intriguing is his “ monkey-see-monkey-do” argument. <text:s/>Krutilla postulates that the value of natural environments may increase because, as more and more people learn rigorous outdoor recreation skills (backpacking, canoing, orienteering, etc.), they will translate the opportunity costs of wilderness recreation into willingness to pay for the option of doing so. Thus, we “must accommodate the widest range of outdoor recreation tastes, just as a well-functioning market would do.” <text:s/>He then links scientific inquiry (with its anticipated benefits) to wilderness recreation in a “two-for-one” deal. <text:s/>Fascinating.</text:p>
      <text:p text:style-name="P3"/>
      <text:p text:style-name="P3">One last item deserves mention. Krutilla hints at what seems to be a solid method for the economic evaluation of nature using an optional demand value: calculate the value of <text:s/>“the environment” by <text:s/>summing the donations made to organizations like the World Wildlife Fund, the Nature Conservancy, and the like. <text:s/>Hopefully, this has been attemp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6" text:consecutive-numbering="true">
      <text:list-level-style-number text:level="1" style:num-suffix="." style:num-format="1">
        <style:list-level-properties text:space-before="0.75in" text:min-label-width="0.25in"/>
      </text:list-level-style-number>
      <text:list-level-style-bullet text:level="2" text:style-name="WW8Num6z1" style:num-suffix="." text:bullet-char="o">
        <style:list-level-properties text:space-before="1.25in" text:min-label-width="0.25in"/>
        <style:text-properties fo:font-family="'Courier New'" style:font-family-generic="modern" style:font-pitch="fixed"/>
      </text:list-level-style-bullet>
      <text:list-level-style-bullet text:level="3" text:style-name="WW8Num6z2" style:num-suffix="." text:bullet-char="">
        <style:list-level-properties text:space-before="1.75in" text:min-label-width="0.25in"/>
        <style:text-properties style:font-name="Wingdings"/>
      </text:list-level-style-bullet>
      <text:list-level-style-bullet text:level="4" text:style-name="WW8Num6z3" style:num-suffix="." text:bullet-char="">
        <style:list-level-properties text:space-before="2.25in" text:min-label-width="0.25in"/>
        <style:text-properties style:font-name="Symbol"/>
      </text:list-level-style-bullet>
      <text:list-level-style-bullet text:level="5" text:style-name="WW8Num6z1" style:num-suffix="." text:bullet-char="o">
        <style:list-level-properties text:space-before="2.75in" text:min-label-width="0.25in"/>
        <style:text-properties fo:font-family="'Courier New'" style:font-family-generic="modern" style:font-pitch="fixed"/>
      </text:list-level-style-bullet>
      <text:list-level-style-bullet text:level="6" text:style-name="WW8Num6z2" style:num-suffix="." text:bullet-char="">
        <style:list-level-properties text:space-before="3.25in" text:min-label-width="0.25in"/>
        <style:text-properties style:font-name="Wingdings"/>
      </text:list-level-style-bullet>
      <text:list-level-style-bullet text:level="7" text:style-name="WW8Num6z3" style:num-suffix="." text:bullet-char="">
        <style:list-level-properties text:space-before="3.75in" text:min-label-width="0.25in"/>
        <style:text-properties style:font-name="Symbol"/>
      </text:list-level-style-bullet>
      <text:list-level-style-bullet text:level="8" text:style-name="WW8Num6z1" style:num-suffix="." text:bullet-char="o">
        <style:list-level-properties text:space-before="4.25in" text:min-label-width="0.25in"/>
        <style:text-properties fo:font-family="'Courier New'" style:font-family-generic="modern" style:font-pitch="fixed"/>
      </text:list-level-style-bullet>
      <text:list-level-style-bullet text:level="9" text:style-name="WW8Num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9299in" fo:margin-bottom="0.9299in" fo:margin-left="0.9299in" fo:margin-right="0.92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1-04T09:39:08</meta:creation-date>
    <dc:date>2011-01-24T13:44:36</dc:date>
    <meta:print-date>2011-01-24T13:37:26</meta:print-date>
    <meta:editing-cycles>94</meta:editing-cycles>
    <meta:editing-duration>PT20H25M59S</meta:editing-duration>
    <meta:user-defined meta:name="Info 1"/>
    <meta:user-defined meta:name="Info 2"/>
    <meta:user-defined meta:name="Info 3"/>
    <meta:user-defined meta:name="Info 4"/>
    <meta:document-statistic meta:table-count="0" meta:image-count="0" meta:object-count="0" meta:page-count="2" meta:paragraph-count="4" meta:word-count="625" meta:character-count="4099"/>
  </office:meta>
</office:document-meta>
</file>